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91cm" fo:min-width="8.57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12.954cm" svg:x="4.048cm" svg:y="4.175cm">
          <text:p text:style-name="P1">Sajini Abeyrathne</text:p>
          <text:p text:style-name="P1">170200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7:03.135018703</meta:creation-date>
    <dc:date>2018-02-19T14:42:06.908241631</dc:date>
    <meta:editing-duration>PT4M43S</meta:editing-duration>
    <meta:editing-cycles>1</meta:editing-cycles>
    <meta:document-statistic meta:object-count="1"/>
    <meta:generator>LibreOffice/5.1.6.2$Linux_X86_64 LibreOffice_project/10m0$Build-2</meta:generator>
  </office:meta>
</office:document-meta>
</file>